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Cantarell1" svg:font-family="Cantarell" style:font-family-generic="system" style:font-pitch="variable"/>
    <style:font-face style:name="Gabriela" svg:font-family="Gabriela" style:font-pitch="variable"/>
    <style:font-face style:name="Gargi-1.2b" svg:font-family="Gargi-1.2b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SCu_Paranar" svg:font-family="TSCu_Paranar" style:font-family-generic="system" style:font-pitch="variable"/>
    <style:font-face style:name="Wagner Modern" svg:font-family="'Wagner Moder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color="#2b86b2" loext:opacity="100%" style:font-name="Wagner Modern"/>
    </style:style>
    <style:style style:name="P2" style:family="paragraph">
      <style:text-properties fo:color="#2b86b2" loext:opacity="100%" loext:color-lum-mod="100%" loext:color-lum-off="0%" style:font-name="Wagner Modern" fo:font-size="40pt" style:font-size-asian="40pt" style:font-size-complex="40pt"/>
    </style:style>
    <style:style style:name="P3" style:family="paragraph">
      <style:paragraph-properties fo:margin-left="0cm" fo:margin-right="0cm" fo:text-indent="0cm"/>
      <style:text-properties style:font-name="Gabriela"/>
    </style:style>
    <style:style style:name="P4" style:family="paragraph">
      <loext:graphic-properties draw:fill-color="#ffffff"/>
      <style:paragraph-properties fo:margin-left="0cm" fo:margin-right="0cm" fo:text-indent="0cm"/>
      <style:text-properties style:font-name="Gabriela"/>
    </style:style>
    <style:style style:name="P5" style:family="paragraph">
      <loext:graphic-properties draw:fill-color="#ffffff"/>
    </style:style>
    <style:style style:name="P6" style:family="paragraph">
      <style:text-properties fo:color="#2b86b2" loext:opacity="100%" loext:color-lum-mod="100%" loext:color-lum-off="0%" style:font-name="Wagner Modern"/>
    </style:style>
    <style:style style:name="P7" style:family="paragraph">
      <style:text-properties style:font-name="Gabriela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We have data, but how to use them?</text:span></text:p>
          </draw:text-box>
        </draw:frame>
        <draw:frame presentation:style-name="pr2" draw:text-style-name="P4" draw:layer="layout" svg:width="25.199cm" svg:height="9.134cm" svg:x="1.4cm" svg:y="3.685cm" presentation:class="subtitle" presentation:user-transformed="true">
          <draw:text-box>
            <text:p text:style-name="P3">We can process them as per our real life need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1">Operators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Operators are basic functionality of the data types we have</text:p>
              </text:list-item>
              <text:list-item>
                <text:p text:style-name="P7">These are pre-built fundamental blocks which help us to process data</text:p>
              </text:list-item>
              <text:list-item>
                <text:p text:style-name="P7">Based on the type of data it work, operators can be divided into multiple group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1">Arithmetic Operators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These are mainly used on numeric data types</text:p>
              </text:list-item>
              <text:list-item>
                <text:p text:style-name="P7">The operators are +, -, *, /, //, %, **</text:p>
              </text:list-item>
              <text:list-item>
                <text:p text:style-name="P7">The can perform</text:p>
                <text:list>
                  <text:list-item>
                    <text:p text:style-name="P7">Addition</text:p>
                  </text:list-item>
                  <text:list-item>
                    <text:p text:style-name="P7">Subraction</text:p>
                  </text:list-item>
                  <text:list-item>
                    <text:p text:style-name="P7">Multiplication</text:p>
                  </text:list-item>
                  <text:list-item>
                    <text:p text:style-name="P7">Division</text:p>
                  </text:list-item>
                  <text:list-item>
                    <text:p text:style-name="P7">Floor division</text:p>
                  </text:list-item>
                  <text:list-item>
                    <text:p text:style-name="P7">Modulo</text:p>
                  </text:list-item>
                  <text:list-item>
                    <text:p text:style-name="P7">Exponent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1">Common math related processing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2+2 = 4</text:p>
              </text:list-item>
              <text:list-item>
                <text:p text:style-name="P7">2**2 = 4</text:p>
              </text:list-item>
              <text:list-item>
                <text:p text:style-name="P7">5//2 = 2</text:p>
              </text:list-item>
              <text:list-item>
                <text:p text:style-name="P7">5/2 = 2.5</text:p>
              </text:list-item>
              <text:list-item>
                <text:p text:style-name="P7">..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1">Comparative Operators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These are comparision operators used to compare two or more values.</text:p>
              </text:list-item>
              <text:list-item>
                <text:p text:style-name="P7">&gt;, &gt;=, &lt;, &lt;=, ==, !=</text:p>
              </text:list-item>
              <text:list-item>
                <text:p text:style-name="P7">Greater than, lesser than, equals, not equals…</text:p>
              </text:list-item>
              <text:list-item>
                <text:p text:style-name="P7">They return boolean as outpu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1">Comparative samples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2&gt; 4 – False</text:p>
              </text:list-item>
              <text:list-item>
                <text:p text:style-name="P7">5&gt;=5 – True</text:p>
              </text:list-item>
              <text:list-item>
                <text:p text:style-name="P7">“2” != 2 – True</text:p>
              </text:list-item>
              <text:list-item>
                <text:p text:style-name="P7">20 &lt;=100 - Tru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1">Logical operators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These are logical operators to work with boolean data types</text:p>
              </text:list-item>
              <text:list-item>
                <text:p text:style-name="P7">Operators are AND, NOT, OR</text:p>
              </text:list-item>
              <text:list-item>
                <text:p text:style-name="P7">AND – Returns True if both operands are true</text:p>
              </text:list-item>
              <text:list-item>
                <text:p text:style-name="P7">OR – Returns True if any one of the operands is true</text:p>
              </text:list-item>
              <text:list-item>
                <text:p text:style-name="P7">NOT – Returns the negate of the input. </text:p>
                <text:list>
                  <text:list-item>
                    <text:list>
                      <text:list-item>
                        <text:list>
                          <text:list-item>
                            <text:p text:style-name="P7">Not of True will be Fals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1">Logical samples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(2&gt;5) and (5&gt;2) – Will return False since first is False. </text:p>
                <text:p text:style-name="P7">AND needs both sides to be True to give True </text:p>
              </text:list-item>
              <text:list-item>
                <text:p text:style-name="P7">True and (2&gt;5) – Will return True since one of th e operand is true</text:p>
              </text:list-item>
              <text:list-item>
                <text:p text:style-name="P7">Not True – Will return Fals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1">Bitwise Operators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These can be worked on multiple data types but it won’t be directly processing the normal values.</text:p>
              </text:list-item>
              <text:list-item>
                <text:p text:style-name="P7">Instead this work with their binary values</text:p>
              </text:list-item>
              <text:list-item>
                <text:p text:style-name="P7">Bitwise AND, OR, NOT, XOR and shifts are there</text:p>
              </text:list-item>
              <text:list-item>
                <text:p text:style-name="P7">&amp;, |, ~, ^, &gt;&gt;, &lt;&lt;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1">Bitwise demo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2 &amp; 3 – will give 2 as answer</text:p>
                <text:p text:style-name="P7">Reason</text:p>
                <text:p text:style-name="P7">10 (2 in binary)</text:p>
                <text:p text:style-name="P7">11<text:tab/> (3 in binary)</text:p>
                <text:p text:style-name="P7">10 (1 will be coming if both values are 1 due to AND) – This resulting value is binary of 2 so output will be 2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1">Bitwise demo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2&gt;&gt;1 <text:s/>– will give 1 as answer</text:p>
                <text:p text:style-name="P7">Reason</text:p>
                <text:p text:style-name="P7">This will right shift one value</text:p>
                <text:p text:style-name="P7">10 &gt;&gt; by 1 digit will give 01 – Which is the output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Where these bitwise operators used?</text:span>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I can see the point of other operators usage but where these bitwise operators used?</text:p>
              </text:list-item>
              <text:list-item>
                <text:p text:style-name="P7">They are lightning fast (Do you know why?)</text:p>
              </text:list-item>
              <text:list-item>
                <text:p text:style-name="P7">They are used in graphical systems, fast calculation area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1">Is and In operators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These are operators used for strings and other object oriented items. </text:p>
              </text:list-item>
              <text:list-item>
                <text:p text:style-name="P7">So we leave this topic when we discuss strings and OOPS</text:p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Cantarell1" svg:font-family="Cantarell" style:font-family-generic="system" style:font-pitch="variable"/>
    <style:font-face style:name="Gabriela" svg:font-family="Gabriela" style:font-pitch="variable"/>
    <style:font-face style:name="Gargi-1.2b" svg:font-family="Gargi-1.2b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SCu_Paranar" svg:font-family="TSCu_Paranar" style:font-family-generic="system" style:font-pitch="variable"/>
    <style:font-face style:name="Wagner Modern" svg:font-family="'Wagner Moder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1" style:font-size-asian="24pt" style:language-asian="zh" style:country-asian="CN" style:font-name-complex="TSCu_Paran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SCu_Paranar" style:font-family-asian="TSCu_Paranar" style:font-family-generic-asian="system" style:font-pitch-asian="variable" style:font-size-asian="18pt" style:font-style-asian="normal" style:font-weight-asian="normal" style:font-name-complex="Gargi-1.2b" style:font-family-complex="Gargi-1.2b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3d3c42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SCu_Paranar" style:font-family-asian="TSCu_Paranar" style:font-family-generic-asian="system" style:font-pitch-asian="variable" style:font-size-asian="20pt" style:font-style-asian="normal" style:font-weight-asian="normal" style:font-name-complex="Gargi-1.2b" style:font-family-complex="Gargi-1.2b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SCu_Paranar" style:font-family-asian="TSCu_Paranar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SCu_Paranar" style:font-family-asian="TSCu_Paranar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SCu_Paranar" style:font-family-asian="TSCu_Paranar" style:font-family-generic-asian="system" style:font-pitch-asian="variable" style:font-size-asian="44pt" style:font-style-asian="normal" style:font-weight-asian="normal" style:font-name-complex="Gargi-1.2b" style:font-family-complex="Gargi-1.2b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3d3c4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">
        <loext:color-table loext:name="">
          <loext:color loext:name="dk1" loext:color="#ffffff"/>
          <loext:color loext:name="lt1" loext:color="#ffffff"/>
          <loext:color loext:name="dk2" loext:color="#ffffff"/>
          <loext:color loext:name="l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ffffff"/>
          <loext:color loext:name="folHlink" loext:color="#ffffff"/>
        </loext:color-table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4T21:42:18.968624452</meta:creation-date>
    <dc:date>2023-02-11T09:14:17.088119775</dc:date>
    <meta:editing-duration>PT2H20M59S</meta:editing-duration>
    <meta:editing-cycles>3</meta:editing-cycles>
    <meta:generator>LibreOffice/7.5.0.3$Linux_X86_64 LibreOffice_project/50$Build-3</meta:generator>
    <meta:document-statistic meta:object-count="73"/>
  </office:meta>
</office:document-meta>
</file>